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c287" officeooo:paragraph-rsid="0011f032" style:font-weight-asian="bold" style:font-weight-complex="bold"/>
    </style:style>
    <style:style style:name="P2" style:family="paragraph" style:parent-style-name="Standard">
      <style:paragraph-properties fo:text-align="center" style:justify-single-word="false"/>
      <style:text-properties officeooo:paragraph-rsid="0011f032"/>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officeooo:paragraph-rsid="0011f032" style:font-weight-asian="normal" style:font-weight-complex="normal"/>
    </style:style>
    <style:style style:name="P5" style:family="paragraph" style:parent-style-name="Text_20_body">
      <style:text-properties fo:font-weight="normal" officeooo:paragraph-rsid="0016735a"/>
    </style:style>
    <style:style style:name="P6" style:family="paragraph" style:parent-style-name="Text_20_body">
      <style:text-properties officeooo:paragraph-rsid="0011f032"/>
    </style:style>
    <style:style style:name="P7" style:family="paragraph" style:parent-style-name="Text_20_body">
      <style:text-properties officeooo:paragraph-rsid="0014ea3a"/>
    </style:style>
    <style:style style:name="P8" style:family="paragraph" style:parent-style-name="Footer">
      <style:paragraph-properties fo:text-align="justify" style:justify-single-word="false"/>
      <style:text-properties officeooo:paragraph-rsid="0014ea3a"/>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2">
      <style:text-properties fo:font-style="normal" fo:font-weight="bold" style:font-style-asian="normal" style:font-weight-asian="bold" style:font-style-complex="normal" style:font-weight-complex="bold"/>
    </style:style>
    <style:style style:name="P12" style:family="paragraph" style:parent-style-name="Heading_20_2">
      <style:text-properties officeooo:paragraph-rsid="00177673"/>
    </style:style>
    <style:style style:name="P13" style:family="paragraph" style:parent-style-name="Heading_20_1">
      <style:paragraph-properties fo:break-before="page"/>
      <style:text-properties officeooo:paragraph-rsid="0011f032"/>
    </style:style>
    <style:style style:name="P14" style:family="paragraph" style:parent-style-name="Heading_20_1">
      <style:text-properties officeooo:paragraph-rsid="0011f032"/>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1f032"/>
    </style:style>
    <style:style style:name="T2" style:family="text">
      <style:text-properties fo:font-weight="bold" officeooo:rsid="0011f032" style:font-weight-asian="bold" style:font-weight-complex="bold"/>
    </style:style>
    <style:style style:name="T3" style:family="text">
      <style:text-properties fo:font-weight="bold" officeooo:rsid="00134763" style:font-weight-asian="bold" style:font-weight-complex="bold"/>
    </style:style>
    <style:style style:name="T4" style:family="text">
      <style:text-properties fo:font-weight="bold" officeooo:rsid="0014ea3a" style:font-weight-asian="bold" style:font-weight-complex="bold"/>
    </style:style>
    <style:style style:name="T5" style:family="text">
      <style:text-properties fo:font-weight="bold" officeooo:rsid="00177673" style:font-weight-asian="bold" style:font-weight-complex="bold"/>
    </style:style>
    <style:style style:name="T6" style:family="text">
      <style:text-properties fo:font-weight="bold" officeooo:rsid="0019f76b" style:font-weight-asian="bold" style:font-weight-complex="bold"/>
    </style:style>
    <style:style style:name="T7" style:family="text">
      <style:text-properties fo:font-weight="normal" officeooo:rsid="0011f032" style:font-weight-asian="normal" style:font-weight-complex="normal"/>
    </style:style>
    <style:style style:name="T8" style:family="text">
      <style:text-properties fo:font-weight="normal" officeooo:rsid="00134763" style:font-weight-asian="normal" style:font-weight-complex="normal"/>
    </style:style>
    <style:style style:name="T9" style:family="text">
      <style:text-properties officeooo:rsid="00134763"/>
    </style:style>
    <style:style style:name="T10" style:family="text">
      <style:text-properties officeooo:rsid="0014ea3a"/>
    </style:style>
    <style:style style:name="T11" style:family="text">
      <style:text-properties officeooo:rsid="0016735a"/>
    </style:style>
    <style:style style:name="T12" style:family="text">
      <style:text-properties officeooo:rsid="0014ea3a" style:font-weight-asian="normal" style:font-weight-complex="normal"/>
    </style:style>
    <style:style style:name="T13" style:family="text">
      <style:text-properties officeooo:rsid="0016735a" style:font-weight-asian="normal" style:font-weight-complex="normal"/>
    </style:style>
    <style:style style:name="T14" style:family="text">
      <style:text-properties officeooo:rsid="00177673"/>
    </style:style>
    <style:style style:name="T15" style:family="text">
      <style:text-properties style:use-window-font-color="true" style:text-outline="false" style:text-line-through-style="none" style:text-position="0% 100%" style:font-name="Segoe UI"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tische Serielle Datenübertragung mit einem Raspberry Pi<text:line-break/><text:span text:style-name="T1">und Java<text:line-break/><text:line-break/><text:line-break/><text:line-break/><text:line-break/><text:line-break/><text:line-break/><text:line-break/><text:line-break/><text:line-break/><text:line-break/><text:line-break/><text:line-break/><text:line-break/>Bild<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2"><text:span text:style-name="T2"><text:line-break/><text:line-break/></text:span><text:soft-page-break/><text:span text:style-name="T2"><text:line-break/></text:span><text:span text:style-name="T5">Vorwort<text:line-break/><text:line-break/>Dieses Dokument stellt die aktuelle Planung und im Grunde das Lastenheft (ohne Planung der Abschnitte </text:span><text:span text:style-name="T5"><office:annotation><dc:creator>Timo Merschen</dc:creator><dc:date>2013-08-21T08:28:04.55</dc:date><text:list text:style-name=""><text:list-item><text:p text:style-name="P17"><text:span text:style-name="T15">Dokument für die Auteilungdes Projektes erstellen </text:span></text:p></text:list-item></text:list></office:annotation></text:span><text:span text:style-name="T5">) des Projektes da. <text:line-break/></text:span><text:span text:style-name="T6">Diese Datei ist im Projekt Ordner unter „./src/res/docs“ Changelog ist über git.</text:span><text:span text:style-name="T6"><office:annotation><dc:creator>Timo Merschen</dc:creator><dc:date>2013-08-21T15:21:08.45</dc:date><text:list text:continue-numbering="true" text:style-name=""><text:list-item><text:p text:style-name="P17"><text:span text:style-name="T15">Git erklärung schreiben</text:span></text:p></text:list-item><text:list-item><text:p text:style-name="P17"><text:span text:style-name="T15"/></text:p></text:list-item></text:list></office:annotation></text:span></text:p>
      <text:table-of-content text:style-name="Sect1"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Inhaltsverzeichnis</text:p>
          </text:index-title>
          <text:p text:style-name="P10"><text:a xlink:type="simple" xlink:href="#__RefHeading__360_512188176" text:style-name="Index_20_Link" text:visited-style-name="Index_20_Link">1. Die Idee<text:tab/>4</text:a></text:p>
          <text:p text:style-name="P10"><text:a xlink:type="simple" xlink:href="#__RefHeading__362_512188176" text:style-name="Index_20_Link" text:visited-style-name="Index_20_Link">2. Der Aufbau<text:tab/>4</text:a></text:p>
          <text:p text:style-name="P15"><text:a xlink:type="simple" xlink:href="#__RefHeading__706_512188176" text:style-name="Index_20_Link" text:visited-style-name="Index_20_Link">2.1 Sender<text:tab/>4</text:a></text:p>
          <text:p text:style-name="P16"><text:a xlink:type="simple" xlink:href="#__RefHeading__685_512188176" text:style-name="Index_20_Link" text:visited-style-name="Index_20_Link">2.1.1 Laseransteuerung<text:tab/>4</text:a></text:p>
          <text:p text:style-name="P16"><text:a xlink:type="simple" xlink:href="#__RefHeading__704_512188176" text:style-name="Index_20_Link" text:visited-style-name="Index_20_Link">2.1.2 Lasermodul/Diode<text:tab/>4</text:a></text:p>
          <text:p text:style-name="P16"><text:a xlink:type="simple" xlink:href="#__RefHeading__708_512188176" text:style-name="Index_20_Link" text:visited-style-name="Index_20_Link">2.1.3 Software<text:tab/>4</text:a></text:p>
          <text:p text:style-name="P15"><text:a xlink:type="simple" xlink:href="#__RefHeading__683_512188176" text:style-name="Index_20_Link" text:visited-style-name="Index_20_Link">2.2 Der Empfänger<text:line-break/><text:line-break/><text:tab/>4</text:a></text:p>
        </text:index-body>
      </text:table-of-content>
      <text:p text:style-name="P2"><text:span text:style-name="T2"/></text:p>
      <text:h text:style-name="P13" text:outline-level="1"><text:bookmark-start text:name="__RefHeading__360_512188176"/><text:span text:style-name="T2">1. Die Idee</text:span><text:bookmark-end text:name="__RefHeading__360_512188176"/></text:h>
      <text:p text:style-name="P3"><text:span text:style-name="T1">Ist es möglich aus „einfachen“ Mitteln eine funktionierende optische Datenübertragung aufzubauen? Wir haben einen Raspberry Pi (ab hier RPi) zum experementieren und eine große und immer stärker wachsende </text:span><text:span text:style-name="T11">Open Source</text:span><text:span text:style-name="T1"> Community mit guten Ideen Tutorials und Erklärungen.</text:span></text:p>
      <text:h text:style-name="P14" text:outline-level="1"><text:bookmark-start text:name="__RefHeading__362_512188176"/><text:span text:style-name="T2">2. Der Aufbau</text:span><text:bookmark-end text:name="__RefHeading__362_512188176"/></text:h>
      <text:p text:style-name="P6"><text:span text:style-name="T7">Der Aufbau besteht aus 2 RPi die über die GPIO Pins eine Laseransteuerung entweder Pulsen oder Modulieren um Daten zu Senden und via eines ADC (MCP3008) die Spannung eines Fotowiederstandes oder Detektors in Digitale Werter umwandelt umd Daten zu Empfangen.<text:line-break/>Dabei ist jeder der RPi mit Sender und Empfänger ausgestattet.<text:line-break/></text:span></text:p>
      <text:h text:style-name="P11" text:outline-level="2"><text:bookmark-start text:name="__RefHeading__706_512188176"/><text:span text:style-name="T10">2.1 Sender</text:span><text:bookmark-end text:name="__RefHeading__706_512188176"/></text:h>
      <text:h text:style-name="Heading_20_3" text:outline-level="3"><text:bookmark-start text:name="__RefHeading__685_512188176"/><text:span text:style-name="T4">2.</text:span><text:span text:style-name="T2">1.</text:span><text:span text:style-name="T4">1</text:span><text:span text:style-name="T2"> Laseransteuerung</text:span><text:bookmark-end text:name="__RefHeading__685_512188176"/></text:h>
      <text:p text:style-name="P4"><text:span text:style-name="T1">Die Laseransteuerung muss in der Lage sein, logische 3.3V Pegel </text:span><text:span text:style-name="T9">zum schalten(pulsen) des Lasers zu verwenden und darf nicht zu langsam sein.Ggf. Muss sie auch den Laser Modulieren (evt. helligkeit) wenn ein gepulster betrieb nicht möglich ist .<text:line-break/>Laut eines Benchmarks mit verschiedenen Java Versionen und Distributionen sowie Kernels ist die maximale toggle Frequenz der GPIO Pins 161 kHz allerdings bei einem Code der nur den Zustand wechselt.</text:span><text:span text:style-name="T9"><text:note text:id="ftn0" text:note-class="footnote"><text:note-citation>1</text:note-citation><text:note-body><text:p text:style-name="Footnote"><text:a xlink:type="simple" xlink:href="http://www.savagehomeautomation.com/projects/raspberry-pi-java-gpio-frequency-benchmarks.html">http://www.savagehomeautomation.com/projects/raspberry-pi-java-gpio-frequency-benchmarks.html</text:a> </text:p></text:note-body></text:note></text:span></text:p>
      <text:p text:style-name="P6"><text:span text:style-name="T3"/></text:p>
      <text:h text:style-name="Heading_20_3" text:outline-level="3"><text:bookmark-start text:name="__RefHeading__704_512188176"/><text:span text:style-name="T4">2</text:span><text:span text:style-name="T3">.</text:span><text:span text:style-name="T4">1.2</text:span><text:span text:style-name="T3"> Lasermodul/Diode</text:span><text:bookmark-end text:name="__RefHeading__704_512188176"/></text:h>
      <text:p text:style-name="P7"><text:span text:style-name="T8">Muss schnell genug sein, Wellenlänge nach Preis der Diode/des Moduls und verfügbarkeit von gefillterten (auf die entsprechende Wellenlänge) Fotowiederständen, sowie den Anforderungen an der Gesetz entsprechend.</text:span><text:span text:style-name="T9"><text:line-break/></text:span></text:p>
      <text:h text:style-name="Heading_20_3" text:outline-level="3"><text:bookmark-start text:name="__RefHeading__708_512188176"/><text:span text:style-name="T10">2.1.3 Software</text:span><text:span text:style-name="T14">(Zusammfassung)</text:span><text:bookmark-end text:name="__RefHeading__708_512188176"/></text:h>
      <text:p text:style-name="P5"><text:span text:style-name="T12">Die Ansteuerung der GPIO Pins möchten wir gerne in Java vornehmen da es gut</text:span><text:span text:style-name="T13">e Open Source </text:span><text:span text:style-name="T12">Libaries zur Ansteuerung der Pins gibt, </text:span><text:span text:style-name="T13">die uns essentielle fumktionen wie Interrupt trigger oder SPI unterstützung bereitstellen</text:span><text:span text:style-name="T12">. </text:span><text:span text:style-name="T13">Wie z.b. das pi4j Projekt </text:span><text:span text:style-name="T12"><text:note text:id="ftn1" text:note-class="footnote"><text:note-citation>2</text:note-citation><text:note-body><text:p text:style-name="Footnote"><text:a xlink:type="simple" xlink:href="http://pi4j.com/">http://pi4j.com/</text:a> </text:p></text:note-body></text:note></text:span></text:p>
      <text:p text:style-name="P6"><text:span text:style-name="T2"/></text:p>
      <text:h text:style-name="P12" text:outline-level="2"><text:bookmark-start text:name="__RefHeading__683_512188176"/><text:soft-page-break/><text:span text:style-name="T2">2.2 Der Empfänger</text:span><text:bookmark-end text:name="__RefHeading__683_512188176"/></text:h>
      <text:h text:style-name="P12" text:outline-level="2"><text:span text:style-name="T5">2.3 Software</text:span><text:span text:style-name="T2"><text:line-break/><text:line-break/></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officeooo:paragraph-rsid="0014ea3a"/>
    </style:style>
    <style:style style:name="MT1" style:family="text">
      <style:text-properties officeooo:rsid="0011f03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text:span text:style-name="MT1">Seite:</text:span><text:page-number text:select-page="current">5</text:page-number>/<text:page-count>5</text:page-count></text:p>
        <text:p text:style-name="MP1"/>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Merschen</meta:initial-creator>
    <meta:creation-date>2013-08-21T07:13:17.35</meta:creation-date>
    <dc:date>2013-08-21T15:21:46.58</dc:date>
    <dc:creator>Timo Merschen</dc:creator>
    <meta:editing-duration>PT7H6M54S</meta:editing-duration>
    <meta:editing-cycles>3</meta:editing-cycles>
    <meta:generator>LibreOffice/4.0.3.3$Windows_x86 LibreOffice_project/0eaa50a932c8f2199a615e1eb30f7ac74279539</meta:generator>
    <meta:document-statistic meta:table-count="0" meta:image-count="0" meta:object-count="0" meta:page-count="5" meta:paragraph-count="26" meta:word-count="309" meta:character-count="2220" meta:non-whitespace-character-count="1882"/>
  </office:meta>
</office:document-meta>
</file>